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3.926cm"/>
    </style:style>
    <style:style style:name="Таблица1.C" style:family="table-column">
      <style:table-column-properties style:column-width="5.78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1.395cm" style:rel-column-width="791*"/>
    </style:style>
    <style:style style:name="Таблица3.B" style:family="table-column">
      <style:table-column-properties style:column-width="4.607cm" style:rel-column-width="2612*"/>
    </style:style>
    <style:style style:name="Таблица3.C" style:family="table-column">
      <style:table-column-properties style:column-width="5.904cm" style:rel-column-width="3347*"/>
    </style:style>
    <style:style style:name="Таблица3.D" style:family="table-column">
      <style:table-column-properties style:column-width="4.595cm" style:rel-column-width="260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officeooo:rsid="003ba6d8" officeooo:paragraph-rsid="003ba6d8" style:font-size-complex="14pt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paragraph-rsid="005fa874" style:font-size-asian="14pt" style:language-asian="ru" style:country-asian="RU" style:font-name-complex="Times New Roman5" style:font-size-complex="12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1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1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9c7bf" style:font-size-asian="12pt" style:font-name-complex="Times New Roman5" style:font-size-complex="12pt"/>
    </style:style>
    <style:style style:name="P1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65961" style:font-size-asian="12pt" style:font-name-complex="Times New Roman5" style:font-size-complex="12pt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6c44b" style:font-size-asian="12pt" style:font-name-complex="Times New Roman5" style:font-size-complex="12pt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6e170" style:font-size-asian="12pt" style:font-name-complex="Times New Roman5" style:font-size-complex="12pt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85bc2" style:font-size-asian="12pt" style:font-name-complex="Times New Roman5" style:font-size-complex="12pt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88721" style:font-size-asian="12pt" style:font-name-complex="Times New Roman5" style:font-size-complex="12pt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a15fc" style:font-size-asian="12pt" style:font-name-complex="Times New Roman5" style:font-size-complex="12pt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b5921" style:font-size-asian="12pt" style:font-name-complex="Times New Roman5" style:font-size-complex="12pt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ce1c0" style:font-size-asian="12pt" style:font-name-complex="Times New Roman5" style:font-size-complex="12pt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d412f" style:font-size-asian="12pt" style:font-name-complex="Times New Roman5" style:font-size-complex="12pt"/>
    </style:style>
    <style:style style:name="P25" style:family="paragraph" style:parent-style-name="Text_20_body">
      <style:text-properties officeooo:rsid="000ef043" officeooo:paragraph-rsid="000ef043"/>
    </style:style>
    <style:style style:name="P26" style:family="paragraph" style:parent-style-name="Text_20_body">
      <style:text-properties fo:color="#000000" loext:opacity="100%" style:font-name="Times New Roman" fo:font-size="14pt" officeooo:rsid="003d8a74" officeooo:paragraph-rsid="003d8a74"/>
    </style:style>
    <style:style style:name="P27" style:family="paragraph" style:parent-style-name="Text_20_body">
      <style:text-properties fo:color="#000000" loext:opacity="100%" officeooo:rsid="00545ca6" officeooo:paragraph-rsid="00545ca6"/>
    </style:style>
    <style:style style:name="P28" style:family="paragraph" style:parent-style-name="Text_20_body">
      <style:text-properties officeooo:rsid="0041772c" officeooo:paragraph-rsid="00425cc1"/>
    </style:style>
    <style:style style:name="P29" style:family="paragraph" style:parent-style-name="Text_20_body">
      <style:text-properties officeooo:rsid="004339cf" officeooo:paragraph-rsid="004339cf"/>
    </style:style>
    <style:style style:name="P30" style:family="paragraph" style:parent-style-name="Text_20_body">
      <style:text-properties officeooo:rsid="0043e819" officeooo:paragraph-rsid="0045e611"/>
    </style:style>
    <style:style style:name="P31" style:family="paragraph" style:parent-style-name="Text_20_body">
      <style:text-properties officeooo:rsid="0045e611" officeooo:paragraph-rsid="0045e611"/>
    </style:style>
    <style:style style:name="P32" style:family="paragraph" style:parent-style-name="Text_20_body">
      <style:text-properties officeooo:rsid="004cced1" officeooo:paragraph-rsid="004cced1"/>
    </style:style>
    <style:style style:name="P33" style:family="paragraph" style:parent-style-name="Text_20_body">
      <style:text-properties officeooo:paragraph-rsid="004cced1"/>
    </style:style>
    <style:style style:name="P34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5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6" style:family="paragraph" style:parent-style-name="Standard">
      <style:text-properties officeooo:rsid="0018933d" officeooo:paragraph-rsid="0018933d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8" style:family="paragraph" style:parent-style-name="Standard">
      <style:text-properties fo:color="#000000" loext:opacity="100%" style:font-name="Times New Roman" fo:font-size="14pt" fo:language="ru" fo:country="RU" officeooo:rsid="003f7349" officeooo:paragraph-rsid="003f7349" style:font-size-asian="14pt" style:language-asian="ru" style:country-asian="RU" style:font-name-complex="Times New Roman5" style:font-size-complex="12pt" style:language-complex="ar" style:country-complex="SA"/>
    </style:style>
    <style:style style:name="P39" style:family="paragraph" style:parent-style-name="Standard">
      <style:text-properties fo:color="#000000" loext:opacity="100%" officeooo:rsid="0018933d" officeooo:paragraph-rsid="004dba67"/>
    </style:style>
    <style:style style:name="P40" style:family="paragraph" style:parent-style-name="Standard">
      <style:text-properties fo:color="#000000" loext:opacity="100%" fo:language="en" fo:country="US" officeooo:rsid="004dba67" officeooo:paragraph-rsid="004dba67"/>
    </style:style>
    <style:style style:name="P41" style:family="paragraph" style:parent-style-name="Standard">
      <style:text-properties fo:color="#ff0000" loext:opacity="100%" fo:language="en" fo:country="US" officeooo:rsid="0014324b" officeooo:paragraph-rsid="00545ca6"/>
    </style:style>
    <style:style style:name="P4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3" style:family="paragraph" style:parent-style-name="Листинг">
      <style:text-properties fo:color="#000000" loext:opacity="100%" officeooo:rsid="00136246" officeooo:paragraph-rsid="00136246"/>
    </style:style>
    <style:style style:name="P44" style:family="paragraph" style:parent-style-name="Листинг">
      <style:text-properties fo:color="#000000" loext:opacity="100%" fo:language="en" fo:country="US" officeooo:rsid="004dba67" officeooo:paragraph-rsid="004dba67"/>
    </style:style>
    <style:style style:name="P45" style:family="paragraph" style:parent-style-name="Листинг">
      <style:text-properties fo:color="#ff0000" loext:opacity="100%" fo:language="en" fo:country="US" officeooo:rsid="004dba67" officeooo:paragraph-rsid="004dba67"/>
    </style:style>
    <style:style style:name="P46" style:family="paragraph" style:parent-style-name="Table">
      <style:paragraph-properties fo:keep-with-next="always"/>
      <style:text-properties officeooo:paragraph-rsid="00545ca6"/>
    </style:style>
    <style:style style:name="P47" style:family="paragraph" style:parent-style-name="Heading_20_1">
      <style:paragraph-properties fo:break-before="page"/>
      <style:text-properties officeooo:rsid="000ef043" officeooo:paragraph-rsid="003724e9"/>
    </style:style>
    <style:style style:name="P48" style:family="paragraph" style:parent-style-name="Heading_20_1">
      <style:paragraph-properties fo:break-before="page"/>
      <style:text-properties officeooo:paragraph-rsid="00545ca6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1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52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631b0d" officeooo:paragraph-rsid="00631b0d"/>
    </style:style>
    <style:style style:name="P53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5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65961" style:font-size-asian="12pt" style:font-name-complex="Times New Roman5" style:font-size-complex="12pt"/>
    </style:style>
    <style:style style:name="P5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a15fc" style:font-size-asian="12pt" style:font-name-complex="Times New Roman5" style:font-size-complex="12pt"/>
    </style:style>
    <style:style style:name="P5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d412f" style:font-size-asian="12pt" style:font-name-complex="Times New Roman5" style:font-size-complex="12pt"/>
    </style:style>
    <style:style style:name="P5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63e8f6" officeooo:paragraph-rsid="0063e8f6" style:font-size-asian="12pt" style:font-name-complex="Times New Roman5" style:font-size-complex="12pt"/>
    </style:style>
    <style:style style:name="P5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64e0f2" officeooo:paragraph-rsid="0064e0f2" style:font-size-asian="12pt" style:font-name-complex="Times New Roman5" style:font-size-complex="12pt"/>
    </style:style>
    <style:style style:name="P5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6577c1" officeooo:paragraph-rsid="006577c1" style:font-size-asian="12pt" style:font-name-complex="Times New Roman5" style:font-size-complex="12pt"/>
    </style:style>
    <style:style style:name="P6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6577c1" officeooo:paragraph-rsid="0066f5aa" style:font-size-asian="12pt" style:font-name-complex="Times New Roman5" style:font-size-complex="12pt"/>
    </style:style>
    <style:style style:name="P6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6577c1" officeooo:paragraph-rsid="006a16f4" style:font-size-asian="12pt" style:font-name-complex="Times New Roman5" style:font-size-complex="12pt"/>
    </style:style>
    <style:style style:name="P6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6577c1" officeooo:paragraph-rsid="006bf821" style:font-size-asian="12pt" style:font-name-complex="Times New Roman5" style:font-size-complex="12pt"/>
    </style:style>
    <style:style style:name="P6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682d08" officeooo:paragraph-rsid="00682d08" style:font-size-asian="12pt" style:font-name-complex="Times New Roman5" style:font-size-complex="12pt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064e0f2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066f5aa"/>
    </style:style>
    <style:style style:name="P6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0682d08"/>
    </style:style>
    <style:style style:name="P67" style:family="paragraph" style:parent-style-name="Листинг">
      <style:text-properties fo:color="#000000" loext:opacity="100%" officeooo:rsid="00136246" officeooo:paragraph-rsid="00136246"/>
    </style:style>
    <style:style style:name="T1" style:family="text">
      <style:text-properties fo:text-transform="uppercas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ba6d8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8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9" style:family="text">
      <style:text-properties style:font-name="Times New Roman" fo:font-size="14pt" fo:font-style="normal" officeooo:rsid="005fb4a0" style:font-style-asian="normal" style:font-style-complex="normal"/>
    </style:style>
    <style:style style:name="T10" style:family="text">
      <style:text-properties style:font-name="Times New Roman" style:font-size-complex="14pt"/>
    </style:style>
    <style:style style:name="T11" style:family="text">
      <style:text-properties style:font-name="Times New Roman" officeooo:rsid="003ba6d8" style:font-size-complex="14pt"/>
    </style:style>
    <style:style style:name="T12" style:family="text">
      <style:text-properties style:font-name="Times New Roman" fo:font-size="12pt" officeooo:rsid="0064e0f2" style:font-size-asian="12pt" style:font-name-complex="Times New Roman5" style:font-size-complex="12pt"/>
    </style:style>
    <style:style style:name="T13" style:family="text">
      <style:text-properties style:font-name="Times New Roman" fo:font-size="12pt" officeooo:rsid="006a16f4" style:font-size-asian="12pt" style:font-name-complex="Times New Roman5" style:font-size-complex="12pt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officeooo:rsid="001b2153"/>
    </style:style>
    <style:style style:name="T16" style:family="text">
      <style:text-properties fo:color="#000000" loext:opacity="100%" officeooo:rsid="004a8cfc"/>
    </style:style>
    <style:style style:name="T17" style:family="text">
      <style:text-properties fo:color="#000000" loext:opacity="100%" fo:language="en" fo:country="US"/>
    </style:style>
    <style:style style:name="T18" style:family="text">
      <style:text-properties fo:font-variant="normal" fo:text-transform="non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9" style:family="text">
      <style:text-properties fo:font-variant="normal" fo:text-transform="none" fo:color="#000000" loext:opacity="100%" style:font-name="Times New Roman" fo:font-size="14pt" fo:language="ru" fo:country="RU" officeooo:rsid="003ba6d8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0" style:family="text">
      <style:text-properties fo:language="en" fo:country="US" officeooo:rsid="004dba67"/>
    </style:style>
    <style:style style:name="T21" style:family="text">
      <style:text-properties fo:language="en" fo:country="US" officeooo:rsid="001b2153"/>
    </style:style>
    <style:style style:name="T22" style:family="text">
      <style:text-properties officeooo:rsid="001b2153"/>
    </style:style>
    <style:style style:name="T23" style:family="text">
      <style:text-properties officeooo:rsid="003ba6d8"/>
    </style:style>
    <style:style style:name="T24" style:family="text">
      <style:text-properties officeooo:rsid="00425cc1"/>
    </style:style>
    <style:style style:name="T25" style:family="text">
      <style:text-properties officeooo:rsid="00427f91"/>
    </style:style>
    <style:style style:name="T26" style:family="text">
      <style:text-properties officeooo:rsid="0043e419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45e611" style:font-style-asian="italic" style:font-style-complex="italic"/>
    </style:style>
    <style:style style:name="T29" style:family="text">
      <style:text-properties fo:font-style="italic" officeooo:rsid="00479708" style:font-style-asian="italic" style:font-style-complex="italic"/>
    </style:style>
    <style:style style:name="T30" style:family="text">
      <style:text-properties fo:font-style="italic" officeooo:rsid="005fb4a0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45e611" style:font-style-asian="normal" style:font-style-complex="normal"/>
    </style:style>
    <style:style style:name="T33" style:family="text">
      <style:text-properties fo:font-style="normal" officeooo:rsid="00479708" style:font-style-asian="normal" style:font-style-complex="normal"/>
    </style:style>
    <style:style style:name="T34" style:family="text">
      <style:text-properties fo:font-style="normal" officeooo:rsid="00510121" style:font-style-asian="normal" style:font-style-complex="normal"/>
    </style:style>
    <style:style style:name="T35" style:family="text">
      <style:text-properties fo:font-style="normal" officeooo:rsid="005fb4a0" style:font-style-asian="normal" style:font-style-complex="normal"/>
    </style:style>
    <style:style style:name="T36" style:family="text">
      <style:text-properties fo:font-style="normal" officeooo:rsid="004cced1" style:font-style-asian="normal" style:font-style-complex="normal"/>
    </style:style>
    <style:style style:name="T37" style:family="text">
      <style:text-properties officeooo:rsid="004dfaa0"/>
    </style:style>
    <style:style style:name="T38" style:family="text">
      <style:text-properties fo:language="ru" fo:country="RU" officeooo:rsid="00387a0e"/>
    </style:style>
    <style:style style:name="T39" style:family="text">
      <style:text-properties officeooo:rsid="0014324b"/>
    </style:style>
    <style:style style:name="T40" style:family="text">
      <style:text-properties officeooo:rsid="00545ca6"/>
    </style:style>
    <style:style style:name="T41" style:family="text">
      <style:text-properties officeooo:rsid="0013326f" style:font-size-complex="14pt"/>
    </style:style>
    <style:style style:name="T42" style:family="text">
      <style:text-properties officeooo:rsid="005fb4a0"/>
    </style:style>
    <style:style style:name="T43" style:family="text">
      <style:text-properties officeooo:rsid="004cced1"/>
    </style:style>
    <style:style style:name="T44" style:family="text">
      <style:text-properties officeooo:rsid="00619cba"/>
    </style:style>
    <style:style style:name="T45" style:family="text">
      <style:text-properties officeooo:rsid="0061f94d"/>
    </style:style>
    <style:style style:name="T46" style:family="text">
      <style:text-properties officeooo:rsid="00631b0d"/>
    </style:style>
    <style:style style:name="T47" style:family="text">
      <style:text-properties fo:font-size="12pt" officeooo:rsid="0064e0f2" style:font-size-asian="12pt" style:font-name-complex="Times New Roman5" style:font-size-complex="12pt"/>
    </style:style>
    <style:style style:name="T48" style:family="text">
      <style:text-properties fo:font-size="12pt" officeooo:rsid="0066f5aa" style:font-size-asian="12pt" style:font-name-complex="Times New Roman5" style:font-size-complex="12pt"/>
    </style:style>
    <style:style style:name="T49" style:family="text">
      <style:text-properties fo:font-size="12pt" officeooo:rsid="00682d08" style:font-size-asian="12pt" style:font-name-complex="Times New Roman5" style:font-size-complex="12pt"/>
    </style:style>
    <style:style style:name="T50" style:family="text">
      <style:text-properties fo:font-size="12pt" officeooo:rsid="006a16f4" style:font-size-asian="12pt" style:font-name-complex="Times New Roman5" style:font-size-complex="12pt"/>
    </style:style>
    <style:style style:name="T51" style:family="text">
      <style:text-properties officeooo:rsid="0066f5aa"/>
    </style:style>
    <style:style style:name="T52" style:family="text">
      <style:text-properties officeooo:rsid="00682d08"/>
    </style:style>
    <style:style style:name="T53" style:family="text">
      <style:text-properties officeooo:rsid="006a16f4"/>
    </style:style>
    <style:style style:name="T54" style:family="text">
      <style:text-properties officeooo:rsid="006bf821"/>
    </style:style>
    <style:style style:name="T55" style:family="text">
      <style:text-properties officeooo:rsid="006c00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42"><text:span text:style-name="Book_20_Title"><text:span text:style-name="T1">отчет</text:span></text:span></text:p>
      <text:p text:style-name="P9"><text:span text:style-name="T2">по лабораторной работе №</text:span><text:span text:style-name="T3">1</text:span></text:p>
      <text:p text:style-name="P9"><text:span text:style-name="T2">по дисциплине «</text:span><text:span text:style-name="T4">Алгоритмы и структуры данных</text:span><text:span text:style-name="T2">»</text:span></text:p>
      <text:p text:style-name="P2"><text:span text:style-name="Book_20_Title"><text:span text:style-name="T18">Тема: </text:span></text:span><text:span text:style-name="Book_20_Title"><text:span text:style-name="T19">Рекурсия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pan text:style-name="T10">Студент гр. </text:span><text:span text:style-name="T11">9304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7">Тиняков С.А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7">Фиалковский М. С.</text:p>
          </table:table-cell>
        </table:table-row>
      </table:table>
      <text:p text:style-name="P6"/>
      <text:p text:style-name="P6"/>
      <text:p text:style-name="P6">Санкт-Петербург</text:p>
      <text:p text:style-name="P37">20<text:span text:style-name="T23">20</text:span></text:p>
      <text:h text:style-name="P49" text:outline-level="2">Цель работы.</text:h>
      <text:p text:style-name="P26">Научиться применять рекурсию в программировании.</text:p>
      <text:p text:style-name="P25"/>
      <text:h text:style-name="Heading_20_2" text:outline-level="2">Задание.</text:h>
      <text:p text:style-name="P38">Вариант 20.</text:p>
      <text:p text:style-name="P38">Построить синтаксический анализатор понятия список_параметров.</text:p>
      <text:p text:style-name="P38">список_параметров::= параметр | параметр , список_параметров</text:p>
      <text:p text:style-name="P38">параметр::= имя=цифра цифра | имя=(список_параметров)</text:p>
      <text:p text:style-name="P38">имя::= буква буква буква</text:p>
      <text:p text:style-name="P34"/>
      <text:h text:style-name="Heading_20_2" text:outline-level="2">Выполнение работы.</text:h>
      <text:p text:style-name="P28">Программа считывает данные из входного файла. <text:span text:style-name="T24">Алгоритм в своей сути прост: он рекурсивно идёт по понятиям. Всё начинается с понятия список_параметров. Он, точно, начинается с понятия параметр. Алгоритм переходит к проверки понятия параметр. <text:s/>Он, точно, начинается с понятия имя, и алгоритм переходит к проверке этого понятия. Если после символо «=» в понятии параметр идет символ «(«, то алгоритм идёт проверять понятие список_параметров. Аналогично, если в понятии список_</text:span><text:span text:style-name="T25">параметров после понятия параметр идёт запятая, то вызывается проверка для понятия список_параметров.</text:span></text:p>
      <text:p text:style-name="P29">На вход <text:span text:style-name="T26">и выход </text:span>программе пода<text:span text:style-name="T26">ю</text:span>тся файл<text:span text:style-name="T26">ы через аргументы командной строки</text:span>. Пробелы, символы табуляции и переноса строки и т. п. игнорируются. <text:span text:style-name="T26">Во входном файле должно быть только то, что необходимо проанализировать. Никаких других предложений, символов и прочего быть не должно. В выходном файле выводится проанализированное понятие и то, что оно корректно, если понятие корректно. Иначе выводятся символы до ошибки(включая символ, на котором возникла она) и описание ошибки.</text:span></text:p>
      <text:p text:style-name="P30">Класс <text:span text:style-name="T27">ReaderWriter</text:span><text:span text:style-name="T31"> отвечает за ввод и вывод данных. </text:span><text:span text:style-name="T34">В себе имеет два потока: один для входных данных, второй для выходных.</text:span><text:span text:style-name="T31"> Метод </text:span><text:span text:style-name="T27">GetNextChar </text:span><text:soft-page-break/><text:span text:style-name="T31">возвращает следующий символ из входного </text:span><text:span text:style-name="T34">потока</text:span><text:span text:style-name="T31">. Если достигнут конец, то возвращается нулевой символ. <text:s/>Метод </text:span><text:span text:style-name="T27">Get</text:span><text:span text:style-name="T28">AndWrite</text:span><text:span text:style-name="T27">NextChar</text:span><text:span text:style-name="T31"> </text:span><text:span text:style-name="T32">делает тоже самое, только дополнительно записывает символ в выходной поток(нулевой символ не записывается). Метов </text:span><text:span text:style-name="T28">IsEOF() </text:span><text:span text:style-name="T32">сообщает, достигнут ли конец входного </text:span><text:span text:style-name="T34">потока</text:span><text:span text:style-name="T32">. Методы </text:span><text:span text:style-name="T28">WriteChar </text:span><text:span text:style-name="T32">и </text:span><text:span text:style-name="T28">WriteString</text:span><text:span text:style-name="T32"> записывают в выходной файл соответсвенно символ и строку.</text:span></text:p>
      <text:p text:style-name="P31"><text:span text:style-name="T32">К</text:span><text:span text:style-name="T31">ласс </text:span><text:span text:style-name="T27">Analyzer </text:span><text:span text:style-name="T31">проверяет корректность понятия список_параметров. Метод </text:span><text:span text:style-name="T27">CheckListParam </text:span><text:span text:style-name="T31">проверяет корректность понятия список_параметров. Метод </text:span><text:span text:style-name="T27">ChecParam </text:span><text:span text:style-name="T31">проверяет корректность понятия параметр. <text:s/>Метод </text:span><text:span text:style-name="T27">ChecName </text:span><text:span text:style-name="T31">проверяет корректность понятия имя. </text:span><text:span text:style-name="T33">Метод </text:span><text:span text:style-name="T29">StartAnalyz </text:span><text:span text:style-name="T33">запускает проверку входных данных.</text:span></text:p>
      <text:p text:style-name="P51"><text:span text:style-name="T6">Разработанный программный код см. </text:span><text:span text:style-name="T5">в приложении А.</text:span></text:p>
      <text:p text:style-name="P52"><text:span text:style-name="T5">Для проверки правильности работы были созданы тесты. Тесты проверяют, что анализ происходит правильно. Сначала тестируются базовые случаи, например: проверка корректности имени, отсутвие лишних символов, присутсвие запятой между параметрами в понятии список_параметров и тд. <text:s text:c="2"/>Тестирование происходит при помощи </text:span><text:span text:style-name="T7">python</text:span><text:span text:style-name="T8">-скрипта. Запустить проверку тестов можно вручную командой </text:span><text:span text:style-name="T7">python3 test.py</text:span><text:span text:style-name="T8"> или же при помощи утилиты </text:span><text:span text:style-name="T7">make: make run_tests</text:span><text:span text:style-name="T8">.</text:span></text:p>
      <text:p text:style-name="P11"><text:span text:style-name="T5">Результаты тестирования </text:span><text:span text:style-name="T41">см. </text:span><text:span text:style-name="T5">в приложении Б.</text:span></text:p>
      <text:p text:style-name="P35"/>
      <text:h text:style-name="Heading_20_2" text:outline-level="2">Выводы.</text:h>
      <text:p text:style-name="P32">Научились применять рекурсию в программировании.</text:p>
      <text:p text:style-name="P33"><text:span text:style-name="T43">Была разработана программа для проверки понятия список_параметров. Реализация </text:span><text:span text:style-name="T42">проверки</text:span><text:span text:style-name="T43"> сд</text:span><text:span text:style-name="T42">ела</text:span><text:span text:style-name="T43">на через рекурсию. </text:span><text:span text:style-name="T42">Класс</text:span><text:span text:style-name="T30"> ReaderWriter</text:span><text:span text:style-name="T35">, который отвечает за входные и выходные данные, сделан через потоки, что позволяет при помощи класса</text:span><text:span text:style-name="T30"> Analyzer</text:span><text:span text:style-name="T35"> проанализировать любой объект, с которым можно взаимодействовать через интрефейс потоков(например строки). Метод</text:span><text:span text:style-name="T30"> WriteString</text:span><text:span text:style-name="T35"> </text:span><text:span text:style-name="T9">принимает</text:span><text:span text:style-name="T35"> аргумент типа</text:span><text:span text:style-name="T30"> </text:span><text:soft-page-break/><text:span text:style-name="T30">string_view</text:span><text:span text:style-name="T35">, что позволяет передовать методу как класс</text:span><text:span text:style-name="T30"> string</text:span><text:span text:style-name="T35">, так и массив символов.</text:span><text:span text:style-name="T30"> </text:span><text:span text:style-name="T36">Для </text:span><text:span text:style-name="T43">проверки правильности работы программы были сделаны тесты.</text:span></text:p>
      <text:p text:style-name="Standard"/>
      <text:p text:style-name="Text_20_body"/>
      <text:h text:style-name="P47" text:outline-level="1">Приложение А<text:line-break/>Исходный код программы</text:h>
      <text:p text:style-name="P36"><text:span text:style-name="T22">Назв</text:span><text:span text:style-name="T15">ание</text:span><text:span text:style-name="T14"> файла: </text:span><text:span text:style-name="T16">Source/lab1</text:span><text:span text:style-name="T17">.cpp</text:span></text:p>
      <text:p text:style-name="P43">#include&lt;iostream&gt;</text:p>
      <text:p text:style-name="P43">#include&lt;fstream&gt;</text:p>
      <text:p text:style-name="P43">#include&lt;string_view&gt;</text:p>
      <text:p text:style-name="P43">#include&lt;sstream&gt;</text:p>
      <text:p text:style-name="P43"/>
      <text:p text:style-name="P43">class ReaderWriter{</text:p>
      <text:p text:style-name="P43">private:</text:p>
      <text:p text:style-name="P43"><text:s text:c="4"/>std::istream&amp; input;</text:p>
      <text:p text:style-name="P43"><text:s text:c="4"/>std::ostream&amp; output;</text:p>
      <text:p text:style-name="P43">public:</text:p>
      <text:p text:style-name="P43"><text:s text:c="4"/>ReaderWriter(std::istream&amp; in, std::ostream&amp; out):</text:p>
      <text:p text:style-name="P43"><text:s text:c="4"/>input(in),</text:p>
      <text:p text:style-name="P43"><text:s text:c="4"/>output(out)</text:p>
      <text:p text:style-name="P43"><text:s text:c="4"/>{</text:p>
      <text:p text:style-name="P43"><text:s text:c="4"/>}</text:p>
      <text:p text:style-name="P43"><text:s text:c="4"/>~ReaderWriter(){</text:p>
      <text:p text:style-name="P43"><text:s text:c="8"/>output &lt;&lt; '\n';</text:p>
      <text:p text:style-name="P43"><text:s text:c="4"/>}</text:p>
      <text:p text:style-name="P43"><text:s text:c="4"/>char GetNextChar(){</text:p>
      <text:p text:style-name="P43"><text:s text:c="8"/>char c;</text:p>
      <text:p text:style-name="P43"><text:s text:c="8"/>input &gt;&gt; c;</text:p>
      <text:p text:style-name="P43"><text:s text:c="8"/>if(IsEOF()) return '\0';</text:p>
      <text:p text:style-name="P43"><text:s text:c="8"/>return c;</text:p>
      <text:p text:style-name="P43"><text:s text:c="4"/>}</text:p>
      <text:p text:style-name="P43"><text:s text:c="4"/></text:p>
      <text:p text:style-name="P43"><text:s text:c="4"/>char GetAndWriteNextChar(){</text:p>
      <text:p text:style-name="P43"><text:s text:c="8"/>char c;</text:p>
      <text:p text:style-name="P43"><text:s text:c="8"/>input &gt;&gt; c;</text:p>
      <text:p text:style-name="P43"><text:s text:c="8"/>if(IsEOF()) return '\0';</text:p>
      <text:p text:style-name="P43"><text:s text:c="8"/>output &lt;&lt; c;</text:p>
      <text:p text:style-name="P43"><text:s text:c="8"/>return c;</text:p>
      <text:p text:style-name="P43"><text:s text:c="4"/>}</text:p>
      <text:p text:style-name="P43"/>
      <text:p text:style-name="P43"><text:s text:c="4"/>bool IsEOF(){</text:p>
      <text:p text:style-name="P43"><text:s text:c="8"/>return input.eof();</text:p>
      <text:p text:style-name="P43"><text:s text:c="4"/>}</text:p>
      <text:p text:style-name="P43"/>
      <text:p text:style-name="P43"><text:s text:c="4"/>void WriteChar(char c){</text:p>
      <text:p text:style-name="P43"><text:s text:c="8"/>output &lt;&lt; c;</text:p>
      <text:p text:style-name="P43"><text:s text:c="4"/>}</text:p>
      <text:p text:style-name="P43"/>
      <text:p text:style-name="P43"><text:s text:c="4"/>void WriteString(std::string_view str){</text:p>
      <text:p text:style-name="P43"><text:s text:c="8"/>output &lt;&lt; str;</text:p>
      <text:p text:style-name="P43"><text:s text:c="4"/>}</text:p>
      <text:p text:style-name="P43"><text:s text:c="4"/></text:p>
      <text:p text:style-name="P43">};</text:p>
      <text:p text:style-name="P43"/>
      <text:p text:style-name="P43">class Analyzer{</text:p>
      <text:p text:style-name="P43">private:</text:p>
      <text:p text:style-name="P43"><text:s text:c="4"/>ReaderWriter* reader_writer;</text:p>
      <text:p text:style-name="P43"><text:soft-page-break/><text:s text:c="4"/>char last_char;</text:p>
      <text:p text:style-name="P43"><text:s text:c="4"/>std::string error_msg;</text:p>
      <text:p text:style-name="P43"/>
      <text:p text:style-name="P43"><text:s text:c="4"/>bool CheckListParam(){</text:p>
      <text:p text:style-name="P43"><text:s text:c="8"/>if(CheckParam()){</text:p>
      <text:p text:style-name="P43"><text:s text:c="12"/>char next = reader_writer-&gt;GetAndWriteNextChar();</text:p>
      <text:p text:style-name="P43"><text:s text:c="12"/>if(next == ',') return CheckListParam();</text:p>
      <text:p text:style-name="P43"><text:s text:c="12"/>else if(next == ')'){</text:p>
      <text:p text:style-name="P43"><text:s text:c="16"/>last_char = next;</text:p>
      <text:p text:style-name="P43"><text:s text:c="16"/>return true;</text:p>
      <text:p text:style-name="P43"><text:s text:c="12"/>}</text:p>
      <text:p text:style-name="P43"><text:s text:c="12"/>else if(!next) return true;</text:p>
      <text:p text:style-name="P43"><text:s text:c="12"/>error_msg = std::string("List of parameters Error: Expected character \',\', but were given \'") + next + "\'.\n";</text:p>
      <text:p text:style-name="P43"><text:s text:c="12"/>return false;</text:p>
      <text:p text:style-name="P43"><text:s text:c="8"/>}</text:p>
      <text:p text:style-name="P43"><text:s text:c="8"/>return false;</text:p>
      <text:p text:style-name="P43"><text:s text:c="4"/>}</text:p>
      <text:p text:style-name="P43"><text:s text:c="4"/></text:p>
      <text:p text:style-name="P43"><text:s text:c="4"/>bool CheckParam(){</text:p>
      <text:p text:style-name="P43"><text:s text:c="8"/>if(CheckName()){</text:p>
      <text:p text:style-name="P43"><text:s text:c="12"/>char next = reader_writer-&gt;GetAndWriteNextChar();</text:p>
      <text:p text:style-name="P43"><text:s text:c="12"/>if(next == '='){</text:p>
      <text:p text:style-name="P43"><text:s text:c="16"/>next = reader_writer-&gt;GetAndWriteNextChar();</text:p>
      <text:p text:style-name="P43"><text:s text:c="16"/>if(next == '('){</text:p>
      <text:p text:style-name="P43"><text:s text:c="20"/>if(CheckListParam()){</text:p>
      <text:p text:style-name="P43"><text:s text:c="24"/>if(last_char == ')'){</text:p>
      <text:p text:style-name="P43"><text:s text:c="28"/>last_char = 0;</text:p>
      <text:p text:style-name="P43"><text:s text:c="28"/>return true;</text:p>
      <text:p text:style-name="P43"><text:s text:c="24"/>}</text:p>
      <text:p text:style-name="P43"><text:s text:c="24"/>next = reader_writer-&gt;GetAndWriteNextChar();</text:p>
      <text:p text:style-name="P43"><text:s text:c="24"/>if(next == ')') return true;</text:p>
      <text:p text:style-name="P43"><text:s text:c="24"/>if(next) error_msg = std::string("Parameter Error: Expected character \')\', but were given \'") + next + "\'.\n";</text:p>
      <text:p text:style-name="P43"><text:s text:c="24"/>else error_msg = "Parameter Error: Expected character \')\', but end of input were reached.\n";</text:p>
      <text:p text:style-name="P43"><text:s text:c="24"/>return false;</text:p>
      <text:p text:style-name="P43"><text:s text:c="20"/>}</text:p>
      <text:p text:style-name="P43"><text:s text:c="20"/>return false;</text:p>
      <text:p text:style-name="P43"><text:s text:c="16"/>}else{</text:p>
      <text:p text:style-name="P43"><text:s text:c="20"/>if(!(next &gt;= '0' &amp;&amp; next &lt;='9')){</text:p>
      <text:p text:style-name="P43"><text:s text:c="24"/>if(next) error_msg = std::string("Parameter Error: Invalid define, character \'") + next + "\' is not digit.\n";</text:p>
      <text:p text:style-name="P43"><text:s text:c="24"/>else error_msg = "Parameter Error: Invalid define, expected digit, but end of input were reached.\n";</text:p>
      <text:p text:style-name="P43"><text:s text:c="24"/>return false;</text:p>
      <text:p text:style-name="P43"><text:s text:c="20"/>}</text:p>
      <text:p text:style-name="P43"><text:s text:c="20"/>next = reader_writer-&gt;GetAndWriteNextChar();</text:p>
      <text:p text:style-name="P43"><text:s text:c="20"/>if(!(next &gt;= '0' &amp;&amp; next &lt;='9')){</text:p>
      <text:p text:style-name="P43"><text:s text:c="24"/>if(next) error_msg = std::string("Parameter Error: Invalid define, character \'") + next + "\' is not digit.\n";</text:p>
      <text:p text:style-name="P43"><text:soft-page-break/><text:s text:c="24"/>else error_msg = "Parameter Error: Invalid define, expected digit, but end of input were reached.\n";</text:p>
      <text:p text:style-name="P43"><text:s text:c="24"/>return false;</text:p>
      <text:p text:style-name="P43"><text:s text:c="20"/>}</text:p>
      <text:p text:style-name="P43"><text:s text:c="20"/>return true;</text:p>
      <text:p text:style-name="P43"><text:s text:c="16"/>}</text:p>
      <text:p text:style-name="P43"><text:s text:c="12"/>}</text:p>
      <text:p text:style-name="P43"><text:s text:c="12"/>if(next) error_msg = std::string("Parameter Error: Expected character \'=\', but were given \'") + next + "\'.\n";</text:p>
      <text:p text:style-name="P43"><text:s text:c="12"/>else error_msg = "Parameter Error: Expected character \'=\', but end of input were reached.\n";</text:p>
      <text:p text:style-name="P43"><text:s text:c="12"/>return false;</text:p>
      <text:p text:style-name="P43"><text:s text:c="8"/>}</text:p>
      <text:p text:style-name="P43"><text:s text:c="8"/>return false;</text:p>
      <text:p text:style-name="P43"><text:s text:c="4"/>}</text:p>
      <text:p text:style-name="P43"><text:s text:c="4"/></text:p>
      <text:p text:style-name="P43"><text:s text:c="4"/>bool CheckName(){</text:p>
      <text:p text:style-name="P43"><text:s text:c="8"/>int count = 0;</text:p>
      <text:p text:style-name="P43"><text:s text:c="8"/>while(count &lt; 3){</text:p>
      <text:p text:style-name="P43"><text:s text:c="12"/>char next = reader_writer-&gt;GetAndWriteNextChar();</text:p>
      <text:p text:style-name="P43"><text:s text:c="12"/>if(!(next &gt;= 'A' &amp;&amp; next &lt;= 'z')){</text:p>
      <text:p text:style-name="P43"><text:s text:c="16"/>if(next) error_msg = std::string("Name Error: Invalid name, character \'") + next + "\' is not letter.\n";</text:p>
      <text:p text:style-name="P43"><text:s text:c="16"/>else error_msg ="Name Error: Invalid name, excepted letter, but end of input were reached.\n";</text:p>
      <text:p text:style-name="P43"><text:s text:c="16"/>return false;</text:p>
      <text:p text:style-name="P43"><text:s text:c="12"/>}</text:p>
      <text:p text:style-name="P43"><text:s text:c="12"/>count++; </text:p>
      <text:p text:style-name="P43"><text:s text:c="8"/>}</text:p>
      <text:p text:style-name="P43"><text:s text:c="8"/>return true;</text:p>
      <text:p text:style-name="P43"><text:s text:c="4"/>}</text:p>
      <text:p text:style-name="P43">public:</text:p>
      <text:p text:style-name="P43"><text:s text:c="4"/>Analyzer(ReaderWriter* reader_writer){</text:p>
      <text:p text:style-name="P43"><text:s text:c="8"/>this-&gt;reader_writer = reader_writer;</text:p>
      <text:p text:style-name="P43"><text:s text:c="8"/>last_char = 0;</text:p>
      <text:p text:style-name="P43"><text:s text:c="4"/>}</text:p>
      <text:p text:style-name="P43"><text:s text:c="4"/>~Analyzer(){}</text:p>
      <text:p text:style-name="P43"/>
      <text:p text:style-name="P43"><text:s text:c="4"/>void StartAnalyz(){</text:p>
      <text:p text:style-name="P43"><text:s text:c="8"/>bool correct <text:s/>= CheckListParam();</text:p>
      <text:p text:style-name="P43"><text:s text:c="8"/>char next = reader_writer-&gt;GetNextChar();</text:p>
      <text:p text:style-name="P43"><text:s text:c="8"/>if(last_char != 0 &amp;&amp; error_msg.empty()){</text:p>
      <text:p text:style-name="P43"><text:s text:c="12"/>error_msg = std::string("List of parameters Error: Expected character \',\', but were given \'") + last_char + "\'.\n";</text:p>
      <text:p text:style-name="P43"><text:s text:c="12"/>correct = false;</text:p>
      <text:p text:style-name="P43"><text:s text:c="8"/>}</text:p>
      <text:p text:style-name="P43"><text:s text:c="8"/>if(!correct){</text:p>
      <text:p text:style-name="P43"><text:s text:c="12"/>reader_writer-&gt;WriteString("\nIncorrect. ");</text:p>
      <text:p text:style-name="P43"><text:s text:c="12"/>reader_writer-&gt;WriteString(error_msg);</text:p>
      <text:p text:style-name="P43"><text:s text:c="8"/>}else reader_writer-&gt;WriteString("\nCorrect.\n");</text:p>
      <text:p text:style-name="P43"><text:s text:c="4"/>}</text:p>
      <text:p text:style-name="P43"/>
      <text:p text:style-name="P43"><text:s text:c="4"/>void AnalyzString(const std::string&amp; str){</text:p>
      <text:p text:style-name="P43"><text:s text:c="8"/>ReaderWriter* old_reader_writer = reader_writer;</text:p>
      <text:p text:style-name="P43"><text:s text:c="8"/>std::istringstream stream_str(str);</text:p>
      <text:p text:style-name="P43"><text:s text:c="8"/>ReaderWriter new_reader_writer(stream_str, std::cout);</text:p>
      <text:p text:style-name="P43"><text:soft-page-break/><text:s text:c="8"/>reader_writer = &amp;new_reader_writer;</text:p>
      <text:p text:style-name="P43"><text:s text:c="8"/>StartAnalyz();</text:p>
      <text:p text:style-name="P43"><text:s text:c="8"/>reader_writer = old_reader_writer;</text:p>
      <text:p text:style-name="P43"><text:s text:c="4"/>}</text:p>
      <text:p text:style-name="P43">};</text:p>
      <text:p text:style-name="P43"/>
      <text:p text:style-name="P43">int main(int argc, char** argv){</text:p>
      <text:p text:style-name="P43"><text:s text:c="4"/>if(argc &lt; 3){</text:p>
      <text:p text:style-name="P43"><text:s text:c="8"/>std::cout &lt;&lt; "Usage: param_analyzer /path/to/input /path/to/output\n";</text:p>
      <text:p text:style-name="P43"><text:s text:c="8"/>return 1;</text:p>
      <text:p text:style-name="P43"><text:s text:c="4"/>}</text:p>
      <text:p text:style-name="P43"><text:s text:c="4"/>try{</text:p>
      <text:p text:style-name="P43"><text:s text:c="8"/>std::ifstream in(argv[1]);</text:p>
      <text:p text:style-name="P43"><text:s text:c="8"/>std::ofstream out(argv[2]);</text:p>
      <text:p text:style-name="P43"><text:s text:c="8"/>if(!in.is_open()){</text:p>
      <text:p text:style-name="P43"><text:s text:c="12"/>std::cout &lt;&lt; "Can't open file " &lt;&lt; argv[1] &lt;&lt; "\n";</text:p>
      <text:p text:style-name="P43"><text:s text:c="12"/>return 2;</text:p>
      <text:p text:style-name="P43"><text:s text:c="8"/>}</text:p>
      <text:p text:style-name="P43"><text:s text:c="8"/>if(!out.is_open()){</text:p>
      <text:p text:style-name="P43"><text:s text:c="12"/>std::cout &lt;&lt; "Can't open/create file " &lt;&lt; argv[2] &lt;&lt; "\n";</text:p>
      <text:p text:style-name="P43"><text:s text:c="12"/>return 2;</text:p>
      <text:p text:style-name="P43"><text:s text:c="8"/>}</text:p>
      <text:p text:style-name="P43"><text:s text:c="8"/>/* Example with string */</text:p>
      <text:p text:style-name="P43"><text:s text:c="8"/>// std::stringstream in("AAA = 15\n");</text:p>
      <text:p text:style-name="P43"><text:s text:c="8"/>{</text:p>
      <text:p text:style-name="P43"><text:s text:c="12"/>ReaderWriter rw(in, out);</text:p>
      <text:p text:style-name="P43"><text:s text:c="12"/>Analyzer analyzer(&amp;rw);</text:p>
      <text:p text:style-name="P43"><text:s text:c="12"/>analyzer.StartAnalyz();</text:p>
      <text:p text:style-name="P43"><text:s text:c="8"/>}</text:p>
      <text:p text:style-name="P43"><text:s text:c="8"/>in.close();</text:p>
      <text:p text:style-name="P43"><text:s text:c="8"/>out.close();</text:p>
      <text:p text:style-name="P43"><text:s text:c="4"/>}catch(std::exception&amp; e){</text:p>
      <text:p text:style-name="P43"><text:s text:c="8"/>std::cout &lt;&lt; e.what() &lt;&lt; "\n";</text:p>
      <text:p text:style-name="P43"><text:s text:c="8"/>return 3;</text:p>
      <text:p text:style-name="P43"><text:s text:c="4"/>}</text:p>
      <text:p text:style-name="P43"><text:s text:c="4"/>return 0;</text:p>
      <text:p text:style-name="P43">}</text:p>
      <text:p text:style-name="P43"/>
      <text:p text:style-name="P43"/>
      <text:p text:style-name="P39"><text:span text:style-name="T22">Название</text:span> файла: <text:span text:style-name="T20">Makefile</text:span></text:p>
      <text:p text:style-name="P40"/>
      <text:p text:style-name="P44">lab1: <text:span text:style-name="T37">Source/lab1</text:span>.cpp</text:p>
      <text:p text:style-name="P44"><text:tab/>g++ <text:span text:style-name="T37">Source/lab1</text:span>.cpp -std=c++17 -o lab1</text:p>
      <text:p text:style-name="P44"/>
      <text:p text:style-name="P44">run_tests: lab1</text:p>
      <text:p text:style-name="P44"><text:tab/>python3 test.py</text:p>
      <text:p text:style-name="P44"/>
      <text:p text:style-name="P39"><text:span text:style-name="T21">Название</text:span><text:span text:style-name="T20"> файла: test.py</text:span></text:p>
      <text:p text:style-name="P40"/>
      <text:p text:style-name="P44">import unittest</text:p>
      <text:p text:style-name="P44"><text:soft-page-break/>import subprocess</text:p>
      <text:p text:style-name="P44">import os</text:p>
      <text:p text:style-name="P44"/>
      <text:p text:style-name="P44">class TestParamAnalyzer(unittest.TestCase):</text:p>
      <text:p text:style-name="P44"><text:s text:c="4"/></text:p>
      <text:p text:style-name="P44"><text:s text:c="4"/>cwd = os.getcwd();</text:p>
      <text:p text:style-name="P44"/>
      <text:p text:style-name="P44"><text:s text:c="4"/>def test_0_basic(self): <text:s text:c="3"/></text:p>
      <text:p text:style-name="P44"><text:s text:c="8"/>subtests = [ </text:p>
      <text:p text:style-name="P44"><text:s text:c="20"/>['AAA = 15', "AAA=15\nCorrect.\n\n"],</text:p>
      <text:p text:style-name="P44"><text:s text:c="20"/>['AA4 = 23','AA4\nIncorrect. Name Error: Invalid name, character \'4\' is not letter.\n\n'],</text:p>
      <text:p text:style-name="P44"><text:s text:c="20"/>['AAw = 2P','AAw=2P\nIncorrect. Parameter Error: Invalid define, character \'P\' is not digit.\n\n'],</text:p>
      <text:p text:style-name="P44"><text:s text:c="20"/>['BBB= <text:s text:c="2"/>\n <text:s text:c="3"/>(RRR <text:s text:c="3"/>=\n56)', "BBB=(RRR=56)\nCorrect.\n\n"],</text:p>
      <text:p text:style-name="P44"><text:s text:c="20"/>['AAA = BBB = 45','AAA=B\nIncorrect. Parameter Error: Invalid define, character \'B\' is not digit.\n\n'],</text:p>
      <text:p text:style-name="P44"><text:s text:c="20"/>['AAA = (BBB = 13)','AAA=(BBB=13)\nCorrect.\n\n'],</text:p>
      <text:p text:style-name="P44"><text:s text:c="20"/>['AAA = (BBB = 13','AAA=(BBB=13\nIncorrect. Parameter Error: Expected character \')\', but end of input were reached.\n\n'],</text:p>
      <text:p text:style-name="P44"><text:s text:c="20"/>['AAA = (BBB = 1','AAA=(BBB=1\nIncorrect. Parameter Error: Invalid define, expected digit, but end of input were reached.\n\n'],</text:p>
      <text:p text:style-name="P44"><text:s text:c="20"/>['AAA\n= <text:s text:c="3"/>14)','AAA=14)\nIncorrect. List of parameters Error: Expected character \',\', but were given \')\'.\n\n'],</text:p>
      <text:p text:style-name="P44"><text:s text:c="20"/>['AAA\n= <text:s text:c="3"/>14o','AAA=14o\nIncorrect. List of parameters Error: Expected character \',\', but were given \'o\'.\n\n'],</text:p>
      <text:p text:style-name="P44"><text:s text:c="20"/>['AAA\n= <text:s text:c="3"/>14,','AAA=14,\nIncorrect. Name Error: Invalid name, excepted letter, but end of input were reached.\n\n'],</text:p>
      <text:p text:style-name="P44"><text:s text:c="20"/>['AAA <text:s/>14','AAA1\nIncorrect. Parameter Error: Expected character \'=\', but were given \'1\'.\n\n'],</text:p>
      <text:p text:style-name="P44"><text:s text:c="20"/>['AAA <text:s/>','AAA\nIncorrect. Parameter Error: Expected character \'=\', but end of input were reached.\n\n']</text:p>
      <text:p text:style-name="P44"><text:s text:c="19"/>]</text:p>
      <text:p text:style-name="P44"><text:s text:c="8"/></text:p>
      <text:p text:style-name="P44"><text:s text:c="8"/>for test in subtests:</text:p>
      <text:p text:style-name="P44"><text:s text:c="12"/>with open('input', 'w') as f:</text:p>
      <text:p text:style-name="P44"><text:s text:c="16"/>f.write(test[0])</text:p>
      <text:p text:style-name="P44"><text:s text:c="12"/>p = subprocess.run(['./lab1','input','output'], cwd = self.cwd)</text:p>
      <text:p text:style-name="P44"><text:s text:c="12"/>with open('output', 'r') as f:</text:p>
      <text:p text:style-name="P44"><text:s text:c="16"/>line = f.read()</text:p>
      <text:p text:style-name="P44"><text:s text:c="16"/>self.assertEqual(line, test[1])</text:p>
      <text:p text:style-name="P44"><text:s text:c="4"/></text:p>
      <text:p text:style-name="P44"><text:s text:c="4"/>def test_1(self):</text:p>
      <text:p text:style-name="P44"><text:s text:c="8"/>subtests = [ </text:p>
      <text:p text:style-name="P44"><text:s text:c="20"/>['AAA = 15 <text:s text:c="2"/>, <text:s text:c="2"/>BBB = <text:s text:c="2"/>(AaA = (AAA = (AAA = 12)), FFF =10)\n','AAA=15,BBB=(AaA=(AAA=(AAA=12)),FFF=10)\nCorrect.\n\n'],</text:p>
      <text:p text:style-name="P44"><text:soft-page-break/><text:s text:c="20"/>['AAA = 15 <text:s text:c="2"/>, <text:s text:c="2"/>BBB = <text:s text:c="2"/>(AaA = (AAA = (AAA = 12))), FFF =10\n','AAA=15,BBB=(AaA=(AAA=(AAA=12))),FFF=10\nCorrect.\n\n'],</text:p>
      <text:p text:style-name="P44"><text:s text:c="20"/>['AAA = 15 <text:s text:c="2"/>, <text:s text:c="2"/>BBB = <text:s text:c="2"/>(AaA = (AAA = (AAA = 12))), FFF =10)\n','AAA=15,BBB=(AaA=(AAA=(AAA=12))),FFF=10)\nIncorrect. List of parameters Error: Expected character \',\', but were given \')\'.\n\n'],</text:p>
      <text:p text:style-name="P44"><text:s text:c="20"/>['AAA = 15 <text:s text:c="2"/>, <text:s text:c="2"/>BBB = <text:s text:c="2"/>(AaA = (AAA = (AAA = 12)), FFF =10\n','AAA=15,BBB=(AaA=(AAA=(AAA=12)),FFF=10\nIncorrect. Parameter Error: Expected character \')\', but end of input were reached.\n\n'],</text:p>
      <text:p text:style-name="P44"><text:s text:c="20"/>['AAA = 15 <text:s text:c="2"/>, <text:s text:c="2"/>BBB = <text:s text:c="2"/>AaA = AAA = AAA = 12, FFF =10\n','AAA=15,BBB=A\nIncorrect. Parameter Error: Invalid define, character \'A\' is not digit.\n\n'],</text:p>
      <text:p text:style-name="P44"><text:s text:c="19"/>]</text:p>
      <text:p text:style-name="P44"><text:s text:c="8"/></text:p>
      <text:p text:style-name="P44"><text:s text:c="8"/>for test in subtests:</text:p>
      <text:p text:style-name="P44"><text:s text:c="16"/>with open('input', 'w') as f:</text:p>
      <text:p text:style-name="P44"><text:s text:c="20"/>f.write(test[0])</text:p>
      <text:p text:style-name="P44"><text:s text:c="16"/>p = subprocess.run(['./lab1','input','output'], cwd = self.cwd)</text:p>
      <text:p text:style-name="P44"><text:s text:c="16"/>with open('output', 'r') as f:</text:p>
      <text:p text:style-name="P44"><text:s text:c="20"/>line = f.read()</text:p>
      <text:p text:style-name="P44"><text:s text:c="20"/>self.assertEqual(line, test[1])</text:p>
      <text:p text:style-name="P44"/>
      <text:p text:style-name="P44"><text:s text:c="4"/>def test_2(self):</text:p>
      <text:p text:style-name="P44"><text:s text:c="8"/>subtests = [</text:p>
      <text:p text:style-name="P44"><text:s text:c="20"/>['Ssf = (AOE = 12,\n <text:s text:c="6"/>FWA = 14,\n <text:s text:c="6"/>ASF = 16,\n <text:s text:c="6"/>VER = 20\n <text:s text:c="6"/>),\nFFF = 04, QWE=(AFA = (aas = 13,\n <text:s text:c="3"/>vsd = ( yet = (faw = ( ker = ( ort = 95, not = 00,\n <text:s text:c="3"/>trr = ( zzz = (kkk = (uuu = 14)))))))))','Ssf=(AOE=12,FWA=14,ASF=16,VER=20),FFF=04,QWE=(AFA=(aas=13,vsd=(yet=(faw=(ker=(ort=95,not=00,trr=(zzz=(kkk=(uuu=14)))))))))\nCorrect.\n\n'],</text:p>
      <text:p text:style-name="P44"><text:s text:c="20"/>['asd = 00, fbk = 11, AAA = (OOO = 13),\nFFF = 12, BBB = 94, QQQ <text:s/>= 93, KKK = 21,\nMMM = 21, NNN = 21, DDD = (EEE = (kad = 94)),\nDDD <text:s/>= 64, VVV = 82,HHH=65, LLL = 08, ret = 42','asd=00,fbk=11,AAA=(OOO=13),FFF=12,BBB=94,QQQ=93,KKK=21,MMM=21,NNN=21,DDD=(EEE=(kad=94)),DDD=64,VVV=82,HHH=65,LLL=08,ret=42\nCorrect.\n\n']</text:p>
      <text:p text:style-name="P44"><text:s text:c="19"/>]</text:p>
      <text:p text:style-name="P44"/>
      <text:p text:style-name="P44"><text:s text:c="8"/>for test in subtests:</text:p>
      <text:p text:style-name="P44"><text:s text:c="16"/>with open('input', 'w') as f:</text:p>
      <text:p text:style-name="P44"><text:s text:c="20"/>f.write(test[0])</text:p>
      <text:p text:style-name="P44"><text:s text:c="16"/>p = subprocess.run(['./lab1','input','output'], cwd = self.cwd)</text:p>
      <text:p text:style-name="P44"><text:s text:c="16"/>with open('output', 'r') as f:</text:p>
      <text:p text:style-name="P44"><text:s text:c="20"/>line = f.read()</text:p>
      <text:p text:style-name="P44"><text:s text:c="20"/>self.assertEqual(line, test[1])</text:p>
      <text:p text:style-name="P44"/>
      <text:p text:style-name="P44"><text:s text:c="4"/>def test_3(self):</text:p>
      <text:p text:style-name="P44"><text:s text:c="8"/>p = subprocess.run(['./lab1','input'], cwd = self.cwd, stdout = subprocess.PIPE)</text:p>
      <text:p text:style-name="P44"><text:s text:c="8"/>self.assertEqual(p.returncode, 1);</text:p>
      <text:p text:style-name="P44"><text:soft-page-break/><text:s text:c="8"/>p = subprocess.run(['./lab1','non_exist_file','output'], cwd = self.cwd, stdout = subprocess.PIPE)</text:p>
      <text:p text:style-name="P44"><text:s text:c="8"/>self.assertEqual(p.returncode, 2);</text:p>
      <text:p text:style-name="P44"/>
      <text:p text:style-name="P44"><text:s text:c="4"/>def tearDown(self):</text:p>
      <text:p text:style-name="P44"><text:s text:c="8"/>if os.path.isfile('./input'):</text:p>
      <text:p text:style-name="P44"><text:s text:c="12"/>os.remove('./input')</text:p>
      <text:p text:style-name="P44"><text:s text:c="8"/>if os.path.isfile('./output'):</text:p>
      <text:p text:style-name="P44"><text:s text:c="12"/>os.remove('./output')</text:p>
      <text:p text:style-name="P44"><text:s text:c="8"/></text:p>
      <text:p text:style-name="P44">if __name__ == "__main__":</text:p>
      <text:p text:style-name="P44"><text:s text:c="4"/>unittest.main()</text:p>
      <text:p text:style-name="P45"/>
      <text:h text:style-name="P48" text:outline-level="1">Приложение Б<text:line-break/>Тестирование</text:h>
      <text:p text:style-name="P27">Результаты тести<text:span text:style-name="T44">р</text:span>ования представлены в таблице Б.1</text:p>
      <text:p text:style-name="P46">Таблица <text:span text:style-name="T38">Б</text:span><text:span text:style-name="T39">.</text:span><text:span text:style-name="T40">1</text:span> — <text:span text:style-name="T40">Результаты тестирования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3">№ п/п</text:p>
          </table:table-cell>
          <table:table-cell table:style-name="Таблица3.A1" office:value-type="string">
            <text:p text:style-name="P13">Входные данные</text:p>
          </table:table-cell>
          <table:table-cell table:style-name="Таблица3.A1" office:value-type="string">
            <text:p text:style-name="P13">Выходные данные</text:p>
          </table:table-cell>
          <table:table-cell table:style-name="Таблица3.D1" office:value-type="string">
            <text:p text:style-name="P57">Коментарии</text:p>
          </table:table-cell>
        </table:table-row>
        <table:table-row>
          <table:table-cell table:style-name="Таблица3.A2" office:value-type="string">
            <text:list xml:id="list2607847702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14">AAA = 15</text:p>
          </table:table-cell>
          <table:table-cell table:style-name="Таблица3.A2" office:value-type="string">
            <text:p text:style-name="P15">AAA=15</text:p>
            <text:p text:style-name="P15">Correct.</text:p>
          </table:table-cell>
          <table:table-cell table:style-name="Таблица3.D2" office:value-type="string">
            <text:p text:style-name="P57">Этот случай проверяет, <text:span text:style-name="T52">что программа корректно проверит тривиальный случай</text:span></text:p>
          </table:table-cell>
        </table:table-row>
        <table:table-row>
          <table:table-cell table:style-name="Таблица3.A2" office:value-type="string">
            <text:list xml:id="list185361829851995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14">AA4 = 23</text:p>
          </table:table-cell>
          <table:table-cell table:style-name="Таблица3.A2" office:value-type="string">
            <text:p text:style-name="P15">AA4</text:p>
            <text:p text:style-name="P15">Incorrect. Name Error: Invalid name, character '4' is not letter.</text:p>
          </table:table-cell>
          <table:table-cell table:style-name="Таблица3.D2" office:value-type="string">
            <text:p text:style-name="P57">Этот случай проверяет, что программа найдёт ошибку в понятии имя</text:p>
          </table:table-cell>
        </table:table-row>
        <table:table-row>
          <table:table-cell table:style-name="Таблица3.A2" office:value-type="string">
            <text:list xml:id="list185361003857698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14">AAw = 2P</text:p>
          </table:table-cell>
          <table:table-cell table:style-name="Таблица3.A2" office:value-type="string">
            <text:p text:style-name="P16">A<text:span text:style-name="T46">A</text:span>w=2P</text:p>
            <text:p text:style-name="P16">Incorrect. Parameter Error: Invalid define, character 'P' is not digit.</text:p>
          </table:table-cell>
          <table:table-cell table:style-name="Таблица3.D2" office:value-type="string">
            <text:p text:style-name="P57">Этот случай проверяет, что программа найдёт в понятии параметр, а конкретнее в цифрах</text:p>
          </table:table-cell>
        </table:table-row>
        <table:table-row>
          <table:table-cell table:style-name="Таблица3.A2" office:value-type="string">
            <text:list xml:id="list185360349693930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16">BBB= <text:s text:c="2"/></text:p>
            <text:p text:style-name="P16"><text:s text:c="4"/>(RRR <text:s text:c="3"/>=</text:p>
            <text:p text:style-name="P16">56)</text:p>
          </table:table-cell>
          <table:table-cell table:style-name="Таблица3.A2" office:value-type="string">
            <text:p text:style-name="P16">BBB=(RRR=56)</text:p>
            <text:p text:style-name="P16">Correct.</text:p>
          </table:table-cell>
          <table:table-cell table:style-name="Таблица3.D2" office:value-type="string">
            <text:p text:style-name="P57">Этот случай проверяет, что программа корректно проводит проверку понятия параметр=(список_параметров)</text:p>
          </table:table-cell>
        </table:table-row>
        <table:table-row>
          <table:table-cell table:style-name="Таблица3.A2" office:value-type="string">
            <text:list xml:id="list185360520493681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14">AAA = BBB = 45</text:p>
          </table:table-cell>
          <table:table-cell table:style-name="Таблица3.A2" office:value-type="string">
            <text:p text:style-name="P17">AAA=B</text:p>
            <text:p text:style-name="P17">Incorrect. Parameter Error: Invalid define, character 'B' is not digit.</text:p>
          </table:table-cell>
          <table:table-cell table:style-name="Таблица3.D2" office:value-type="string">
            <text:p text:style-name="P58">Этот случай проверяет, что <text:span text:style-name="T52">программа выдаст ошибку, если </text:span>после символа «=» не следу<text:span text:style-name="T52">ют цифры</text:span></text:p>
          </table:table-cell>
        </table:table-row>
        <table:table-row>
          <table:table-cell table:style-name="Таблица3.A2" office:value-type="string">
            <text:list xml:id="list185360782344237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14">AAA = (BBB = 13)</text:p>
          </table:table-cell>
          <table:table-cell table:style-name="Таблица3.A2" office:value-type="string">
            <text:p text:style-name="P15">AAA=(BBB=13)</text:p>
            <text:p text:style-name="P15">Correct.</text:p>
          </table:table-cell>
          <table:table-cell table:style-name="Таблица3.D2" office:value-type="string">
            <text:p text:style-name="P64"><text:span text:style-name="T47">Этот случай </text:span><text:span text:style-name="T12">проверяет, что все правильно. Входные данные являются</text:span><text:span text:style-name="T47"> правильной </text:span><text:soft-page-break/><text:span text:style-name="T47">версией предыдущего случая</text:span></text:p>
          </table:table-cell>
        </table:table-row>
        <table:table-row>
          <table:table-cell table:style-name="Таблица3.A2" office:value-type="string">
            <text:list xml:id="list185361856518979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14">AAA = (BBB = 13</text:p>
          </table:table-cell>
          <table:table-cell table:style-name="Таблица3.A2" office:value-type="string">
            <text:p text:style-name="P17">AAA=(BBB=13</text:p>
            <text:p text:style-name="P17">Incorrect. Parameter Error: Expected character ')', but end of input were reached.</text:p>
          </table:table-cell>
          <table:table-cell table:style-name="Таблица3.D2" office:value-type="string">
            <text:p text:style-name="P59">Этот случай проверяет, что <text:span text:style-name="T51">программа выдаст ошибку, если не закрыть все скобки</text:span></text:p>
          </table:table-cell>
        </table:table-row>
        <table:table-row>
          <table:table-cell table:style-name="Таблица3.A2" office:value-type="string">
            <text:list xml:id="list185361367399741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14">AAA = (BBB = 1</text:p>
          </table:table-cell>
          <table:table-cell table:style-name="Таблица3.A2" office:value-type="string">
            <text:p text:style-name="P16">AAA=(BBB=1</text:p>
            <text:p text:style-name="P16">Incorrect. Parameter Error: Expected character ')', but end of input were reached.</text:p>
          </table:table-cell>
          <table:table-cell table:style-name="Таблица3.D2" office:value-type="string">
            <text:p text:style-name="P59">Этот случай проверяет, что <text:span text:style-name="T51">программа выдаст ошибку, если не закрыть все скобки</text:span></text:p>
          </table:table-cell>
        </table:table-row>
        <table:table-row>
          <table:table-cell table:style-name="Таблица3.A2" office:value-type="string">
            <text:list xml:id="list185361359978142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18">AAA</text:p>
            <text:p text:style-name="P18">= <text:s text:c="3"/>14)</text:p>
          </table:table-cell>
          <table:table-cell table:style-name="Таблица3.A2" office:value-type="string">
            <text:p text:style-name="P18">AAA=14)</text:p>
            <text:p text:style-name="P18">Incorrect. List of parameters Error: Expected character ',', but were given ')'.</text:p>
          </table:table-cell>
          <table:table-cell table:style-name="Таблица3.D2" office:value-type="string">
            <text:p text:style-name="P59">Этот случай, проверяет, что программа выдаст ошибку, если во входных данных будут лишние символы</text:p>
          </table:table-cell>
        </table:table-row>
        <table:table-row>
          <table:table-cell table:style-name="Таблица3.A2" office:value-type="string">
            <text:list xml:id="list185359940964810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18">AAA</text:p>
            <text:p text:style-name="P18">= <text:s text:c="3"/>14o</text:p>
          </table:table-cell>
          <table:table-cell table:style-name="Таблица3.A2" office:value-type="string">
            <text:p text:style-name="P18">AAA=14o</text:p>
            <text:p text:style-name="P18">Incorrect. List of parameters Error: Expected character ',', but were given 'o'.</text:p>
          </table:table-cell>
          <table:table-cell table:style-name="Таблица3.D2" office:value-type="string">
            <text:p text:style-name="P60">Этот случай, проверяет, что программа выдаст ошибку, если во входных данных будут лишние символы</text:p>
          </table:table-cell>
        </table:table-row>
        <table:table-row>
          <table:table-cell table:style-name="Таблица3.A2" office:value-type="string">
            <text:list xml:id="list185361002548890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18">AAA</text:p>
            <text:p text:style-name="P18">= <text:s text:c="3"/>14,</text:p>
          </table:table-cell>
          <table:table-cell table:style-name="Таблица3.A2" office:value-type="string">
            <text:p text:style-name="P18">AAA=14,</text:p>
            <text:p text:style-name="P18">Incorrect. Name Error: Invalid name, excepted letter, but end of input were reached.</text:p>
          </table:table-cell>
          <table:table-cell table:style-name="Таблица3.D2" office:value-type="string">
            <text:p text:style-name="P60">Этот случай, проверяет, что программа выдаст ошибку, если во входных данных будут лишние символы</text:p>
          </table:table-cell>
        </table:table-row>
        <table:table-row>
          <table:table-cell table:style-name="Таблица3.A2" office:value-type="string">
            <text:list xml:id="list185361816693165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14">AAA <text:s/>14</text:p>
          </table:table-cell>
          <table:table-cell table:style-name="Таблица3.A2" office:value-type="string">
            <text:p text:style-name="P19">AAA1</text:p>
            <text:p text:style-name="P19">Incorrect. Parameter Error: Expected character '=', but were given '1'.</text:p>
          </table:table-cell>
          <table:table-cell table:style-name="Таблица3.D2" office:value-type="string">
            <text:p text:style-name="P60">Этот случай, проверяет, <text:span text:style-name="T51">что </text:span><text:span text:style-name="T52">прогрмма выдаст ошибку, если</text:span><text:span text:style-name="T51"> между именем и цифрами </text:span><text:span text:style-name="T52">нет символа</text:span><text:span text:style-name="T51"> «=»</text:span></text:p>
          </table:table-cell>
        </table:table-row>
        <table:table-row>
          <table:table-cell table:style-name="Таблица3.A2" office:value-type="string">
            <text:list xml:id="list185360787373419" text:continue-numbering="true" text:style-name="L1">
              <text:list-item>
                <text:p text:style-name="P53"><text:soft-page-break/></text:p>
              </text:list-item>
            </text:list>
          </table:table-cell>
          <table:table-cell table:style-name="Таблица3.A2" office:value-type="string">
            <text:p text:style-name="P14">AAA <text:s/></text:p>
          </table:table-cell>
          <table:table-cell table:style-name="Таблица3.A2" office:value-type="string">
            <text:p text:style-name="P19">AAA</text:p>
            <text:p text:style-name="P19"><text:soft-page-break/>Incorrect. Parameter Error: Expected character '=', but end of input were reached.</text:p>
          </table:table-cell>
          <table:table-cell table:style-name="Таблица3.D2" office:value-type="string">
            <text:p text:style-name="P60">Этот случай, проверяет, <text:soft-page-break/><text:span text:style-name="T51">что программа выдаст ошибку, если передать только понятие имя</text:span></text:p>
          </table:table-cell>
        </table:table-row>
        <table:table-row>
          <table:table-cell table:style-name="Таблица3.A2" office:value-type="string">
            <text:list xml:id="list185360352189964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14">AAA = 15 <text:s text:c="2"/>, <text:s text:c="2"/>BBB = <text:s text:c="2"/>(AaA = (AAA = (AAA = 12)), FFF =10<text:span text:style-name="T51">)</text:span></text:p>
          </table:table-cell>
          <table:table-cell table:style-name="Таблица3.A2" office:value-type="string">
            <text:p text:style-name="P20">AAA=15,BBB=(AaA=(AAA=(AAA=12)),FFF=10)</text:p>
            <text:p text:style-name="P20">Correct.</text:p>
          </table:table-cell>
          <table:table-cell table:style-name="Таблица3.D2" office:value-type="string">
            <text:p text:style-name="P65"><text:span text:style-name="T48">Этот и следующие </text:span><text:span text:style-name="T50">три</text:span><text:span text:style-name="T48"> случая связанны. В зависимости от растоновки скобок, по разному будет происходить проверка. </text:span><text:span text:style-name="T49">В первых двух случаях программа не должна выдать ошибок</text:span></text:p>
          </table:table-cell>
        </table:table-row>
        <table:table-row>
          <table:table-cell table:style-name="Таблица3.A2" office:value-type="string">
            <text:list xml:id="list185361643321603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14">AAA = 15 <text:s text:c="2"/>, <text:s text:c="2"/>BBB = <text:s text:c="2"/>(AaA = (AAA = (AAA = 12))), FFF =10</text:p>
          </table:table-cell>
          <table:table-cell table:style-name="Таблица3.A2" office:value-type="string">
            <text:p text:style-name="P20">AAA=15,BBB=(AaA=(AAA=(AAA=12))),FFF=10</text:p>
            <text:p text:style-name="P20">Correct.</text:p>
          </table:table-cell>
          <table:table-cell table:style-name="Таблица3.D2" office:value-type="string">
            <text:p text:style-name="P63">См. описание предыдущего случая</text:p>
          </table:table-cell>
        </table:table-row>
        <table:table-row>
          <table:table-cell table:style-name="Таблица3.A2" office:value-type="string">
            <text:list xml:id="list185361821806767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14">AAA = 15 <text:s text:c="2"/>, <text:s text:c="2"/>BBB = <text:s text:c="2"/>(AaA = (AAA = (AAA = 12))), FFF =10)</text:p>
          </table:table-cell>
          <table:table-cell table:style-name="Таблица3.A2" office:value-type="string">
            <text:p text:style-name="P20">AAA=15,BBB=(AaA=(AAA=(AAA=12))),FFF=10)</text:p>
            <text:p text:style-name="P20">Incorrect. List of parameters Error: Expected character ',', but were given ')'.</text:p>
          </table:table-cell>
          <table:table-cell table:style-name="Таблица3.D2" office:value-type="string">
            <text:p text:style-name="P63">См. описание случая №14. В этом случае проверяется, что программа выдаст ошибку, так как есть лишняя скобка</text:p>
          </table:table-cell>
        </table:table-row>
        <table:table-row>
          <table:table-cell table:style-name="Таблица3.A2" office:value-type="string">
            <text:list xml:id="list185361137608699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14">AAA = 15 <text:s text:c="2"/>, <text:s text:c="2"/>BBB = <text:s text:c="2"/>(AaA = (AAA = (AAA = 12)), FFF =10</text:p>
          </table:table-cell>
          <table:table-cell table:style-name="Таблица3.A2" office:value-type="string">
            <text:p text:style-name="P21">AAA=15,BBB=(AaA=(AAA=(AAA=12)),FFF=10</text:p>
            <text:p text:style-name="P21">Incorrect. Parameter Error: Expected character ')', but end of input were reached.</text:p>
          </table:table-cell>
          <table:table-cell table:style-name="Таблица3.D2" office:value-type="string">
            <text:p text:style-name="P66"><text:span text:style-name="T49">См. описание случая №14. В этом случае проверяется, что программа выдаст ошибку, так как </text:span><text:span text:style-name="T13">не все скобки закрыты</text:span></text:p>
          </table:table-cell>
        </table:table-row>
        <table:table-row>
          <table:table-cell table:style-name="Таблица3.A2" office:value-type="string">
            <text:list xml:id="list185361429939539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14">AAA = 15 <text:s text:c="2"/>, <text:s text:c="2"/>BBB = <text:s text:c="2"/>AaA = AAA = AAA = 12, FFF =10</text:p>
          </table:table-cell>
          <table:table-cell table:style-name="Таблица3.A2" office:value-type="string">
            <text:p text:style-name="P22">AAA=15,BBB=A</text:p>
            <text:p text:style-name="P22">Incorrect. Parameter Error: Invalid define, character 'A' is not digit.</text:p>
          </table:table-cell>
          <table:table-cell table:style-name="Таблица3.D2" office:value-type="string">
            <text:p text:style-name="P61">Этот случай, проверяет, <text:span text:style-name="T51">что </text:span><text:span text:style-name="T52">прогрмма выдаст ошибку, </text:span><text:span text:style-name="T53">если в понятии параметр после символа «=» будет </text:span><text:soft-page-break/><text:span text:style-name="T53">следовать имя, а не цифры</text:span></text:p>
          </table:table-cell>
        </table:table-row>
        <table:table-row>
          <table:table-cell table:style-name="Таблица3.A2" office:value-type="string">
            <text:list xml:id="list185360320444933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23">Ssf = (AOE = 12,</text:p>
            <text:p text:style-name="P23"><text:s text:c="7"/>FWA = 14,</text:p>
            <text:p text:style-name="P23"><text:s text:c="7"/>ASF = 16,</text:p>
            <text:p text:style-name="P23"><text:s text:c="7"/>VER = 20</text:p>
            <text:p text:style-name="P23"><text:s text:c="7"/>),</text:p>
            <text:p text:style-name="P23">FFF = 04, QWE=(AFA = (aas = 13,</text:p>
            <text:p text:style-name="P23"><text:s text:c="4"/>vsd = ( yet = (faw = ( ker = ( ort = 95, not = 00,</text:p>
            <text:p text:style-name="P23"><text:s text:c="4"/>trr = ( zzz = (kkk = (uuu = 14)))))))))</text:p>
          </table:table-cell>
          <table:table-cell table:style-name="Таблица3.A2" office:value-type="string">
            <text:p text:style-name="P23">Ssf=(AOE=12,FWA=14,ASF=16,VER=20),FFF=04,QWE=(AFA=(aas=13,vsd=(yet=(faw=(ker=(ort=95,not=00,trr=(zzz=(kkk=(uuu=14)))))))))</text:p>
            <text:p text:style-name="P23">Correct.</text:p>
          </table:table-cell>
          <table:table-cell table:style-name="Таблица3.D2" office:value-type="string">
            <text:p text:style-name="P62">Этот случай, проверяет, <text:span text:style-name="T51">что </text:span><text:span text:style-name="T52">прогрмма </text:span><text:span text:style-name="T54">не выдаст ошибку, если будет больше вложенности в понятии параметр.</text:span></text:p>
          </table:table-cell>
        </table:table-row>
        <table:table-row>
          <table:table-cell table:style-name="Таблица3.A2" office:value-type="string">
            <text:list xml:id="list185360509321697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24">asd = 00, fbk = 11, AAA = (OOO = 13),</text:p>
            <text:p text:style-name="P24">FFF = 12, BBB = 94, QQQ <text:s/>= 93, KKK = 21,</text:p>
            <text:p text:style-name="P24">MMM = 21, NNN = 21, DDD = (EEE = (kad = 94)),</text:p>
            <text:p text:style-name="P24">DDD <text:s/>= 64, VVV = 82,HHH=65, LLL = 08, ret = 42</text:p>
          </table:table-cell>
          <table:table-cell table:style-name="Таблица3.A2" office:value-type="string">
            <text:p text:style-name="P24">asd=00,fbk=11,AAA=(OOO=13),FFF=12,BBB=94,QQQ=93,KKK=21,MMM=21,NNN=21,DDD=(EEE=(kad=94)),DDD=64,VVV=82,HHH=65,LLL=08,ret=42</text:p>
            <text:p text:style-name="P24">Correct.</text:p>
          </table:table-cell>
          <table:table-cell table:style-name="Таблица3.D2" office:value-type="string">
            <text:p text:style-name="P62">Этот случай, проверяет, <text:span text:style-name="T51">что </text:span><text:span text:style-name="T52">прогрмма </text:span><text:span text:style-name="T54">не выдаст ошибку, если будет больше вложенности в понятии </text:span><text:span text:style-name="T55">список_</text:span><text:span text:style-name="T54">параметр.</text:span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5H57M1S</meta:editing-duration>
    <meta:editing-cycles>72</meta:editing-cycles>
    <meta:generator>LibreOffice/7.0.1.2$Linux_X86_64 LibreOffice_project/00$Build-2</meta:generator>
    <dc:date>2020-10-04T18:53:59.629573322</dc:date>
    <meta:document-statistic meta:table-count="2" meta:image-count="0" meta:object-count="0" meta:page-count="15" meta:paragraph-count="410" meta:word-count="2223" meta:character-count="18860" meta:non-whitespace-character-count="14282"/>
  </office:meta>
</office:document-meta>
</file>